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0056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0056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=007298</text:p>
      <text:p text:style-name="P1">SEE LOG FOR "Act 6 Intermission 3 Part 3" IN GAMES FOLDER</text:p>
      <text:p text:style-name="P1">_</text:p>
      <text:p text:style-name="P1">2. MINISTRIFE: =007327</text:p>
      <text:p text:style-name="P1">8=D &lt; This isn't a costume. I am literally a majestc stallion, and my appearance refle% this noble reality.</text:p>
      <text:p text:style-name="P1">8=D &lt; It reminds me of when I was similarly sm*tten, and searched everywhere for the perfect snout ring for you, to FORTIFY out commitment. Do you remember, Rufioh?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7" meta:word-count="67" meta:character-count="362"/>
    <meta:generator>OpenOffice/4.1.2$Win32 OpenOffice.org_project/412m3$Build-9782</meta:generator>
  </office:meta>
</office:document-meta>
</file>